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C00000281233C8BB0EC6B9D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861in" svg:height="4.4516in" draw:z-index="0"><draw:image xlink:href="Pictures/10000001000003DC00000281233C8BB0EC6B9D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23:49:28.318000000</meta:creation-date>
    <dc:date>2023-12-06T23:51:54.765000000</dc:date>
    <meta:editing-duration>PT2M26S</meta:editing-duration>
    <meta:editing-cycles>3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